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 fo:padding="0.049cm" fo:border="0.002cm soli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imez un atelier de créativité</text:p>
      <text:h text:style-name="Heading_20_1" text:outline-level="1">Evaluez les besoins et les conditions de réussite</text:h>
      <text:p text:style-name="Standard"><text:a xlink:type="simple" xlink:href="https://openclassrooms.com/fr/courses/4421146-animez-un-atelier-de-creativite/4421153-evaluez-les-besoins-et-les-conditions-de-reussite" text:style-name="Internet_20_link" text:visited-style-name="Visited_20_Internet_20_Link">https://openclassrooms.com/fr/courses/4421146-animez-un-atelier-de-creativite/4421153-evaluez-les-besoins-et-les-conditions-de-reussite</text:a></text:p>
      <text:p text:style-name="Standard"/>
      <text:p text:style-name="Standard">### à compléter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Bernard SAINT-EVE</meta:initial-creator>
    <meta:creation-date>2020-03-25T18:03:37.63</meta:creation-date>
    <dc:date>2022-10-09T19:21:40.59</dc:date>
    <meta:editing-duration>P1DT7H5M50S</meta:editing-duration>
    <meta:editing-cycles>3</meta:editing-cycles>
    <meta:generator>OpenOffice/4.1.9$Win32 OpenOffice.org_project/419m1$Build-9805</meta:generator>
    <meta:document-statistic meta:table-count="0" meta:image-count="0" meta:object-count="0" meta:page-count="1" meta:paragraph-count="4" meta:word-count="17" meta:character-count="230"/>
  </office:meta>
</office:document-meta>
</file>